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a6359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c4fe0"/>
    </style:style>
    <style:style style:name="P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paragraph-rsid="001a6359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start" style:justify-single-word="false"/>
    </style:style>
    <style:style style:name="T1" style:family="text">
      <style:text-properties officeooo:rsid="001a635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ec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0_3685547459"/><text:span text:style-name="T1">Angélique Martin</text:span><text:bookmark-end text:name="__DdeLink__0_3685547459"/><text:span text:style-name="T1"><text:tab/><text:tab/><text:tab/><text:tab/><text:tab/><text:tab/><text:tab/>Montpellier, le 23/09/2023</text:span></text:p>
      <text:p text:style-name="P2"><text:span text:style-name="T1">31 rue des pinsons</text:span></text:p>
      <text:p text:style-name="P2"><text:span text:style-name="T1">34000 Montpellier</text:span></text:p>
      <text:p text:style-name="P2">Tél. <text:s/><text:span text:style-name="T1">06 00 00 00 01</text:span></text:p>
      <text:p text:style-name="P2">Mail : <text:a xlink:type="simple" xlink:href="mailto:angelique.Martin@laposte.net" text:style-name="Internet_20_link" text:visited-style-name="Visited_20_Internet_20_Link"><text:span text:style-name="T1">angelique.Martin@laposte.net</text:span></text:a></text:p>
      <text:p text:style-name="P2"><text:span text:style-name="T1"><text:tab/><text:tab/><text:tab/><text:tab/><text:tab/><text:tab/><text:tab/><text:tab/><text:tab/>Monsieur A. Albert</text:span></text:p>
      <text:p text:style-name="P2"><text:tab/><text:tab/><text:tab/><text:tab/><text:tab/><text:tab/><text:tab/><text:tab/><text:tab/><text:span text:style-name="T1">ABCE Informatique</text:span></text:p>
      <text:p text:style-name="P2"><text:tab/><text:tab/><text:tab/><text:tab/><text:tab/><text:tab/><text:tab/><text:tab/><text:tab/><text:span text:style-name="T1">35 Avenue des Chasselas</text:span></text:p>
      <text:p text:style-name="P2"><text:tab/><text:tab/><text:tab/><text:tab/><text:tab/><text:tab/><text:tab/><text:tab/><text:tab/><text:span text:style-name="T1">34000 Montpellier</text:span></text:p>
      <text:p text:style-name="P4"/>
      <text:p text:style-name="P1"><text:span text:style-name="T2"/></text:p>
      <text:p text:style-name="P1"><text:span text:style-name="T2">Objet </text:span>: réponse à l'offre <text:span text:style-name="T1">n° 42537 de secrétaire</text:span> publiée sur <text:span text:style-name="T1">de </text:span><text:span text:style-name="T3">P</text:span><text:span text:style-name="T1">ôle </text:span><text:span text:style-name="T3">E</text:span><text:span text:style-name="T1">mploi</text:span></text:p>
      <text:p text:style-name="P1"/>
      <text:p text:style-name="P1"/>
      <text:p text:style-name="P1"><text:tab/>Monsieur,</text:p>
      <text:p text:style-name="P5">Vivement intéressé<text:span text:style-name="T1">e</text:span> par le domaine d<text:span text:style-name="T1">e l’informatique, j’ai déjà travaillé comme réceptionniste dans l’entreprise Start-Info durant 5 années. J</text:span>e me permets de vous <text:span text:style-name="T1">présenter </text:span>ma candidature au poste de <text:span text:style-name="T1">secrétaire de votre service d’informatique.</text:span></text:p>
      <text:p text:style-name="P5">Mon expérience en tant que <text:span text:style-name="T1">réceptionniste</text:span> au sein de <text:span text:style-name="T1">Start-Info</text:span> m'a permis <text:span text:style-name="T1">de développer mon relationnel et mon organisation. J’avais à recueillir les demandes des cliens et à gérer le planning de rendez-vous de quatre informaticiens. J’ai de plus développé des compétences en bureautique (Word, Excel) et dans utilisation d’internet. J’avais aussi à tenir un fichier de gestion de la relation client.</text:span></text:p>
      <text:p text:style-name="P5"><text:span text:style-name="T1">Je pense avoir les compétences requises pour répondre à votre besoin et i</text:span>ntégrer votre entreprise représente <text:span text:style-name="T1">réel enjeu pou</text:span>r moi: <text:span text:style-name="T1">je pourrai mettre en application mes compétences, m’adapter au contexte de votre service et vous aider à consolider votre relation avec votre clientèle..</text:span></text:p>
      <text:p text:style-name="P5">Dans l'attente d'un retour de votre part, je reste à votre disposition pour toute information complémentaire ainsi que pour un entretien à votre convenance. <text:span text:style-name="T1">Je vous contacterai d’ici quinze jour.</text:span></text:p>
      <text:p text:style-name="P5"><text:span text:style-name="T1">Je vous prie d’</text:span>agréer, <text:s/>Monsieur, mes sincères salutations.</text:p>
      <text:p text:style-name="P1"/>
      <text:p text:style-name="P3"><text:span text:style-name="T1"><text:tab/><text:tab/><text:tab/><text:tab/><text:tab/><text:tab/><text:tab/><text:tab/><text:tab/>Angélique Mart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08:13.507112361</meta:creation-date>
    <dc:date>2023-09-26T15:26:02.163018806</dc:date>
    <meta:editing-duration>PT4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25" meta:character-count="1541" meta:non-whitespace-character-count="1279"/>
  </office:meta>
</office:document-meta>
</file>